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92fa" officeooo:paragraph-rsid="001d92fa"/>
    </style:style>
    <style:style style:name="P2" style:family="paragraph" style:parent-style-name="Standard" style:list-style-name="L3">
      <style:text-properties officeooo:rsid="001d92fa" officeooo:paragraph-rsid="001d92fa"/>
    </style:style>
    <style:style style:name="P3" style:family="paragraph" style:parent-style-name="Standard" style:list-style-name="L3">
      <style:text-properties officeooo:rsid="001e2c92" officeooo:paragraph-rsid="001e2c92"/>
    </style:style>
    <style:style style:name="P4" style:family="paragraph" style:parent-style-name="Standard" style:list-style-name="L3">
      <style:text-properties style:text-line-through-style="solid" style:text-line-through-type="single" officeooo:rsid="001e2c92" officeooo:paragraph-rsid="001e2c92"/>
    </style:style>
    <style:style style:name="T1" style:family="text">
      <style:text-properties officeooo:rsid="001e2c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TEMA 7: Redes Bayesianas</text:p>
      <text:p text:style-name="P1"/>
      <text:p text:style-name="P1"/>
      <text:list xml:id="list3044086222" text:style-name="L3">
        <text:list-item>
          <text:p text:style-name="P2">Probabilidad como medida de incertidumbre (I)</text:p>
          <text:list>
            <text:list-item>
              <text:p text:style-name="P2">Aproximación frecuencial</text:p>
            </text:list-item>
            <text:list-item>
              <text:p text:style-name="P2">Aproximación Bayesiana</text:p>
            </text:list-item>
            <text:list-item>
              <text:p text:style-name="P2">Axiomas de la probabilidad</text:p>
            </text:list-item>
            <text:list-item>
              <text:p text:style-name="P2">Variables y distribuciones de probabilidad</text:p>
            </text:list-item>
            <text:list-item>
              <text:p text:style-name="P2">Distribuciones conjuntos y marginalización</text:p>
            </text:list-item>
            <text:list-item>
              <text:p text:style-name="P2">Probabilidad condicionada</text:p>
            </text:list-item>
          </text:list>
        </text:list-item>
        <text:list-item>
          <text:p text:style-name="P2">Teorema de Bayes</text:p>
        </text:list-item>
        <text:list-item>
          <text:p text:style-name="P2">Redes Bayesianas(i – iv)</text:p>
          <text:list>
            <text:list-item>
              <text:p text:style-name="P2">Que es y forma una red bayesiana</text:p>
            </text:list-item>
            <text:list-item>
              <text:p text:style-name="P2">Cobertura de Markov</text:p>
            </text:list-item>
          </text:list>
        </text:list-item>
        <text:list-item>
          <text:p text:style-name="P2">Inferencia mediante redes Bayesianas(i – viii)</text:p>
          <text:list>
            <text:list-item>
              <text:p text:style-name="P3">Distribucion conjunta</text:p>
            </text:list-item>
            <text:list-item>
              <text:p text:style-name="P2">Inferencia exacta en poliárboles</text:p>
            </text:list-item>
            <text:list-item>
              <text:p text:style-name="P3">Inferencias especiales (kim y Pearl)</text:p>
            </text:list-item>
            <text:list-item>
              <text:p text:style-name="P2">Inferencia aproximada(i – ix) <text:span text:style-name="T1">(monte carlo)</text:span></text:p>
              <text:list>
                <text:list-item>
                  <text:p text:style-name="P3">Muestreo directo</text:p>
                </text:list-item>
                <text:list-item>
                  <text:p text:style-name="P3">Muestreo por rechazo</text:p>
                </text:list-item>
                <text:list-item>
                  <text:p text:style-name="P4">Gibbs Sampling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31:14.958428432</meta:creation-date>
    <dc:date>2017-11-02T13:46:13.959734474</dc:date>
    <meta:editing-duration>PT4M28S</meta:editing-duration>
    <meta:editing-cycles>1</meta:editing-cycles>
    <meta:document-statistic meta:table-count="0" meta:image-count="0" meta:object-count="0" meta:page-count="1" meta:paragraph-count="20" meta:word-count="93" meta:character-count="670" meta:non-whitespace-character-count="575"/>
    <meta:generator>LibreOffice/5.3.6.1$Linux_X86_64 LibreOffice_project/30m0$Build-1</meta:generator>
  </office:meta>
</office:document-meta>
</file>